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724,845,615,62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623,901,496,83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500,111,596,236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465,773,245,54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484,318,219,63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370,795,199,97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278,427,634,342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253,223,044,719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144,066,965,324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43,941,876,218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047,339,010,22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172,614,086,539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053,216,909,88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34,901,071,333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93,175,007,85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02,717,332,013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27,246,081,417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47,658,231,27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76,178,114,168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97,512,659,612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83,330,931,04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69,754,543,83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10,169,556,84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6:45.593693785</dc:date>
    <meta:editing-duration>PT5H58M44S</meta:editing-duration>
    <meta:editing-cycles>158</meta:editing-cycles>
    <meta:generator>LibreOffice/7.2.6.2$Linux_X86_64 LibreOffice_project/20$Build-2</meta:generator>
    <meta:document-statistic meta:table-count="1" meta:cell-count="48" meta:object-count="0"/>
  </office:meta>
</office:document-meta>
</file>